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7.158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be5d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LP</text:p>
          </table:table-cell>
          <table:table-cell table:style-name="ce1" office:value-type="string">
            <text:p>MIEJSCE W SPECYFIKACJI GDZIE WYSTEPUJE BŁĄD</text:p>
          </table:table-cell>
          <table:table-cell table:style-name="ce1" office:value-type="string">
            <text:p>CO JEST BŁĘDEM</text:p>
          </table:table-cell>
          <table:table-cell table:style-name="ce1" office:value-type="string">
            <text:p>JAK POWINNO BYĆ </text:p>
          </table:table-cell>
          <table:table-cell table:style-name="ce3" table:number-columns-repeated="1020"/>
        </table:table-row>
        <table:table-row table:style-name="ro2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założenia ogólne, pkt 2</text:p>
          </table:table-cell>
          <table:table-cell table:style-name="ce2" office:value-type="string">
            <text:p>aplikacja okienkowa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Default" office:value-type="string">
            <text:p>Konwencje, załączniki, pkt 1</text:p>
          </table:table-cell>
          <table:table-cell table:style-name="ce2" office:value-type="string">
            <text:p>dwa razy wymieniony format TXT</text:p>
          </table:table-cell>
          <table:table-cell table:style-name="ce2" office:value-type="string">
            <text:p>powinien być wymieniony raz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Konwencje, Pierwsze ur</text:p>
          </table:table-cell>
          <table:table-cell table:style-name="ce2" office:value-type="string">
            <text:p>brak walidacji hasła w tabeli</text:p>
          </table:table-cell>
          <table:table-cell table:style-name="ce2" office:value-type="string">
            <text:p>hasło powinno być polem wymagany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Konwencje, Pierwsze ur</text:p>
          </table:table-cell>
          <table:table-cell table:style-name="ce2" office:value-type="string">
            <text:p>brak komentarzy dla pól Port i Nazwa bazy danych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Konwencje, Pierwsze ur</text:p>
          </table:table-cell>
          <table:table-cell table:style-name="ce2" office:value-type="string">
            <text:p>brak opisu rysunku</text:p>
          </table:table-cell>
          <table:table-cell table:style-name="ce2" office:value-type="string">
            <text:p>rysunek powinien być opisany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2" office:value-type="string">
            <text:p>Konwencje, Pierwsze ur</text:p>
          </table:table-cell>
          <table:table-cell table:style-name="ce2" office:value-type="string">
            <text:p>brak opisu check boxa</text:p>
          </table:table-cell>
          <table:table-cell table:style-name="ce2" office:value-type="string">
            <text:p>check box powinien być opisany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Konwencje, Pierwsze ur</text:p>
          </table:table-cell>
          <table:table-cell table:style-name="ce2" office:value-type="string">
            <text:p>brak określenia wartości możliwych do wpisania w poszczególnych oknach</text:p>
          </table:table-cell>
          <table:table-cell table:style-name="ce2" office:value-type="string">
            <text:p>możliwe do wpisania w formularze wartości powinny być opisan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Konwencje, Pierwsze ur</text:p>
          </table:table-cell>
          <table:table-cell table:style-name="ce2" office:value-type="string">
            <text:p>typ pola hasło opisany jako hasło</text:p>
          </table:table-cell>
          <table:table-cell table:style-name="ce2" office:value-type="string">
            <text:p>pole powinno być opisane jako pole tekstow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2" office:value-type="string">
            <text:p>Konwencje, Zakładanie konta superadmin</text:p>
          </table:table-cell>
          <table:table-cell table:style-name="ce2" office:value-type="string">
            <text:p>typ pola hasło opisany jako hasło</text:p>
          </table:table-cell>
          <table:table-cell table:style-name="ce2" office:value-type="string">
            <text:p>pole powinno być opisane jako pole tekstow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2" office:value-type="string">
            <text:p>Konwencje, Zakładanie konta superadmin</text:p>
          </table:table-cell>
          <table:table-cell table:style-name="ce2" office:value-type="string">
            <text:p>brak opisu rysunku</text:p>
          </table:table-cell>
          <table:table-cell table:style-name="ce2" office:value-type="string">
            <text:p>rysunek powinien być opisany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2" office:value-type="string">
            <text:p>Konwencje, Zakładanie konta superadmin</text:p>
          </table:table-cell>
          <table:table-cell table:style-name="ce2" office:value-type="string">
            <text:p>brak wymaganej nazwy użytkownika i @</text:p>
          </table:table-cell>
          <table:table-cell table:style-name="ce2" office:value-type="string">
            <text:p>nazwa użytkownika i @ powinny być wymagan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Logowanie</text:p>
          </table:table-cell>
          <table:table-cell table:style-name="ce2" office:value-type="string">
            <text:p>rysunek nie pasuje do dokumentacji</text:p>
          </table:table-cell>
          <table:table-cell table:style-name="ce2" office:value-type="string">
            <text:p>na rysunku powinno być pole logowania</text:p>
          </table:table-cell>
          <table:table-cell table:number-columns-repeated="1020"/>
        </table:table-row>
        <table:table-row table:style-name="ro2" table:number-rows-repeated="13">
          <table:table-cell table:style-name="ce2" table:number-columns-repeated="4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2">02.09.2023</text:date>, <text:time>13:27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2T13:27:26.60</dc:date>
    <dc:creator>Michał Leszczyński</dc:creator>
    <meta:document-statistic meta:table-count="1" meta:cell-count="38" meta:object-count="0"/>
    <meta:generator>OpenOffice/4.1.14$Win32 OpenOffice.org_project/4114m1$Build-9811</meta:generator>
  </office:meta>
</office:document-meta>
</file>